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67be5" draw:textarea-horizontal-align="justify" draw:textarea-vertical-align="middle" draw:auto-grow-height="false" fo:min-height="12.083cm" fo:min-width="16.659cm"/>
    </style:style>
    <style:style style:name="gr2" style:family="graphic" style:parent-style-name="standard">
      <style:graphic-properties svg:stroke-width="0.406cm" svg:stroke-color="#00a933" draw:marker-start-width="0.813cm" draw:marker-end-width="0.813cm" draw:fill-color="#dddddd" draw:textarea-horizontal-align="justify" draw:textarea-vertical-align="middle" draw:auto-grow-height="false" fo:min-height="0.962cm" fo:min-width="0.712cm" fo:padding-top="0.328cm" fo:padding-bottom="0.328cm" fo:padding-left="0.453cm" fo:padding-right="0.453cm"/>
    </style:style>
    <style:style style:name="gr3" style:family="graphic" style:parent-style-name="standard">
      <style:graphic-properties svg:stroke-width="0.406cm" svg:stroke-color="#00a933" draw:marker-start-width="0.813cm" draw:marker-end-width="0.813cm" draw:fill-color="#dddddd" draw:textarea-horizontal-align="justify" draw:textarea-vertical-align="middle" draw:auto-grow-height="false" fo:min-height="0.602cm" fo:min-width="0.352cm" fo:padding-top="0.328cm" fo:padding-bottom="0.328cm" fo:padding-left="0.453cm" fo:padding-right="0.453cm"/>
    </style:style>
    <style:style style:name="gr4" style:family="graphic" style:parent-style-name="standard">
      <style:graphic-properties draw:fill-color="#318ff4" draw:textarea-horizontal-align="justify" draw:textarea-vertical-align="middle" draw:auto-grow-height="false" fo:min-height="2.29cm" fo:min-width="0.643cm"/>
    </style:style>
    <style:style style:name="gr5" style:family="graphic" style:parent-style-name="standard">
      <style:graphic-properties draw:fill-color="#ffd428"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1.469cm" fo:min-width="4.14cm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1.274cm" fo:min-width="1.024cm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0.512cm" fo:min-width="0.77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1.126cm" fo:min-width="1.003cm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.379cm" fo:min-width="0.129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203cm" svg:stroke-color="#ffff00" draw:marker-start-width="0.508cm" draw:marker-end-width="0.508cm" draw:fill-color="#ffffff" draw:textarea-horizontal-align="justify" draw:textarea-vertical-align="middle" draw:auto-grow-height="false" fo:min-height="0.177cm" fo:min-width="0cm" fo:padding-top="0.226cm" fo:padding-bottom="0.226cm" fo:padding-left="0.351cm" fo:padding-right="0.35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385cm" fo:min-width="0cm"/>
    </style:style>
    <style:style style:name="gr14" style:family="graphic" style:parent-style-name="standard">
      <style:graphic-properties svg:stroke-width="0.406cm" svg:stroke-color="#dddddd" draw:marker-start-width="0.813cm" draw:marker-end-width="0.813cm" draw:fill-color="#1330fc" draw:textarea-horizontal-align="justify" draw:textarea-vertical-align="middle" draw:auto-grow-height="false" fo:min-height="3.789cm" fo:min-width="7.73cm" fo:padding-top="0.328cm" fo:padding-bottom="0.328cm" fo:padding-left="0.453cm" fo:padding-right="0.453cm"/>
    </style:style>
    <style:style style:name="gr15" style:family="graphic" style:parent-style-name="objectwithoutfill">
      <style:graphic-properties svg:stroke-width="0.305cm" svg:stroke-color="#e8a202" draw:marker-start-width="0.66cm" draw:marker-end-width="0.66cm" draw:fill="solid" draw:textarea-vertical-align="middle" fo:padding-top="0.277cm" fo:padding-bottom="0.277cm" fo:padding-left="0.402cm" fo:padding-right="0.402cm"/>
    </style:style>
    <style:style style:name="gr16" style:family="graphic" style:parent-style-name="standard">
      <style:graphic-properties draw:fill-color="#318ff4" draw:textarea-horizontal-align="justify" draw:textarea-vertical-align="middle" draw:auto-grow-height="false" fo:min-height="2.671cm" fo:min-width="1.278cm"/>
    </style:style>
    <style:style style:name="gr17" style:family="graphic" style:parent-style-name="standard">
      <style:graphic-properties draw:fill-color="#499df6" draw:textarea-horizontal-align="justify" draw:textarea-vertical-align="middle" draw:auto-grow-height="false" fo:min-height="2.671cm" fo:min-width="0cm"/>
    </style:style>
    <style:style style:name="gr18" style:family="graphic" style:parent-style-name="standard">
      <style:graphic-properties draw:fill-color="#499df6" draw:textarea-horizontal-align="justify" draw:textarea-vertical-align="middle" draw:auto-grow-height="false" fo:min-height="2.671cm" fo:min-width="0.008cm"/>
    </style:style>
    <style:style style:name="gr19" style:family="graphic" style:parent-style-name="standard">
      <style:graphic-properties svg:stroke-width="0.102cm" svg:stroke-color="#666666" draw:marker-start-width="0.356cm" draw:marker-end-width="0.356cm" draw:fill-color="#dddddd" draw:textarea-horizontal-align="justify" draw:textarea-vertical-align="middle" draw:auto-grow-height="false" fo:min-height="0.277cm" fo:min-width="0.027cm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52cm" svg:stroke-color="#666666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21" style:family="graphic" style:parent-style-name="standard">
      <style:graphic-properties svg:stroke-color="#666666" draw:fill-color="#dddddd" draw:textarea-horizontal-align="justify" draw:textarea-vertical-align="middle" draw:auto-grow-height="false" fo:min-height="1.401cm" fo:min-width="1.4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svg:stroke-color="#666666" draw:fill-color="#666666" draw:textarea-horizontal-align="justify" draw:textarea-vertical-align="middle" draw:auto-grow-height="false" fo:min-height="0.72cm" fo:min-width="0.489cm"/>
    </style:style>
    <style:style style:name="P1" style:family="paragraph">
      <loext:graphic-properties draw:fill-color="#167be5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318ff4"/>
      <style:paragraph-properties fo:text-align="center"/>
    </style:style>
    <style:style style:name="P4" style:family="paragraph">
      <loext:graphic-properties draw:fill-color="#ffd428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1330fc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499df6"/>
      <style:paragraph-properties fo:text-align="center"/>
    </style:style>
    <style:style style:name="P10" style:family="paragraph">
      <style:text-properties fo:color="#ffffff"/>
    </style:style>
    <style:style style:name="P11" style:family="paragraph">
      <loext:graphic-properties draw:fill="none" draw:fill-color="#ffffff"/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7.399cm" svg:height="12.573cm" svg:x="1.763cm" svg:y="1.762cm">
            <text:p/>
            <draw:enhanced-geometry svg:viewBox="0 0 21600 21600" draw:path-stretchpoint-x="10800" draw:path-stretchpoint-y="10800" draw:text-areas="?f3 ?f4 ?f5 ?f6" draw:type="round-rectangle" draw:modifiers="704.3104819468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.286cm" svg:height="2.286cm" svg:x="3.514cm" svg:y="2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78cm" svg:height="1.778cm" svg:x="11.923cm" svg:y="2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143cm" svg:height="2.54cm" svg:x="12.512cm" svg:y="7.7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143cm" svg:height="2.54cm" svg:x="16.068cm" svg:y="7.7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635cm" svg:height="0.635cm" svg:x="12.639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35cm" svg:height="0.635cm" svg:x="16.195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4.826cm" svg:height="1.905cm" svg:x="6.462cm" svg:y="2.1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1.524cm" svg:height="1.524cm" svg:x="4.684cm" svg:y="5.1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524cm" svg:height="1.524cm" svg:x="9.891cm" svg:y="5.1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27cm" svg:height="0.762cm" svg:x="13.828cm" svg:y="6.20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27cm" svg:height="0.762cm" svg:x="13.828cm" svg:y="4.93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27cm" svg:height="0.762cm" svg:x="7.986cm" svg:y="5.9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651cm" svg:height="1.524cm" svg:x="12.939cm" svg:y="11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0.889cm" svg:height="0.889cm" svg:x="13.32cm" svg:y="11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227cm" svg:height="0.238cm" svg:x="13.093cm" svg:y="12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227cm" svg:height="0.238cm" svg:x="14.193cm" svg:y="12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227cm" svg:height="0.238cm" svg:x="13.093cm" svg:y="1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227cm" svg:height="0.238cm" svg:x="14.193cm" svg:y="11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9" draw:text-style-name="P2" draw:layer="layout" svg:width="1.651cm" svg:height="1.524cm" svg:x="16.039cm" svg:y="11.4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5" draw:layer="layout" svg:width="0.889cm" svg:height="0.889cm" svg:x="16.42cm" svg:y="11.7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227cm" svg:height="0.238cm" svg:x="16.193cm" svg:y="12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227cm" svg:height="0.238cm" svg:x="17.293cm" svg:y="12.5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227cm" svg:height="0.238cm" svg:x="16.193cm" svg:y="11.5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0.227cm" svg:height="0.238cm" svg:x="17.293cm" svg:y="11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6" draw:layer="layout" svg:width="0.889cm" svg:height="0.889cm" svg:x="2.017cm" svg:y="2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889cm" svg:height="0.889cm" svg:x="18.019cm" svg:y="2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889cm" svg:height="0.889cm" svg:x="2.017cm" svg:y="13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889cm" svg:height="0.889cm" svg:x="18.019cm" svg:y="13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5" draw:layer="layout" svg:width="0.406cm" svg:height="0.635cm" svg:x="4.176cm" svg:y="8.11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7cm" svg:height="0.635cm" svg:x="4.853cm" svg:y="8.11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6cm" svg:height="0.635cm" svg:x="5.531cm" svg:y="8.1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5" draw:layer="layout" svg:width="0.407cm" svg:height="0.635cm" svg:x="6.208cm" svg:y="8.11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6cm" svg:height="0.635cm" svg:x="6.915cm" svg:y="8.11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7cm" svg:height="0.635cm" svg:x="7.592cm" svg:y="8.11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6cm" svg:height="0.635cm" svg:x="8.27cm" svg:y="8.11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7cm" svg:height="0.635cm" svg:x="8.947cm" svg:y="8.11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6cm" svg:height="0.635cm" svg:x="9.654cm" svg:y="8.11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7cm" svg:height="0.635cm" svg:x="10.331cm" svg:y="8.11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6cm" svg:height="0.635cm" svg:x="11.009cm" svg:y="8.11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5" draw:layer="layout" svg:width="0.406cm" svg:height="0.635cm" svg:x="4.176cm" svg:y="13.4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7cm" svg:height="0.635cm" svg:x="4.853cm" svg:y="13.4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6cm" svg:height="0.635cm" svg:x="5.531cm" svg:y="13.4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5" draw:layer="layout" svg:width="0.407cm" svg:height="0.635cm" svg:x="6.208cm" svg:y="13.4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6cm" svg:height="0.635cm" svg:x="6.915cm" svg:y="13.4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7cm" svg:height="0.635cm" svg:x="7.592cm" svg:y="13.4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6cm" svg:height="0.635cm" svg:x="8.27cm" svg:y="13.4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7cm" svg:height="0.635cm" svg:x="8.947cm" svg:y="13.4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6cm" svg:height="0.635cm" svg:x="9.654cm" svg:y="13.4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7cm" svg:height="0.635cm" svg:x="10.331cm" svg:y="13.40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406cm" svg:height="0.635cm" svg:x="11.009cm" svg:y="13.40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7" draw:layer="layout" svg:width="8.636cm" svg:height="4.445cm" svg:x="3.414cm" svg:y="8.87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8" draw:layer="layout" svg:x1="7.224cm" svg:y1="2.016cm" svg:x2="6.843cm" svg:y2="4.175cm">
            <text:p/>
          </draw:line>
          <draw:line draw:style-name="gr15" draw:text-style-name="P8" draw:layer="layout" svg:x1="7.825cm" svg:y1="2.017cm" svg:x2="7.444cm" svg:y2="4.176cm">
            <text:p/>
          </draw:line>
          <draw:line draw:style-name="gr15" draw:text-style-name="P8" draw:layer="layout" svg:x1="8.426cm" svg:y1="2.018cm" svg:x2="8.045cm" svg:y2="4.177cm">
            <text:p/>
          </draw:line>
          <draw:line draw:style-name="gr15" draw:text-style-name="P8" draw:layer="layout" svg:x1="9.025cm" svg:y1="2.017cm" svg:x2="8.644cm" svg:y2="4.176cm">
            <text:p/>
          </draw:line>
          <draw:line draw:style-name="gr15" draw:text-style-name="P8" draw:layer="layout" svg:x1="9.626cm" svg:y1="2.018cm" svg:x2="9.245cm" svg:y2="4.177cm">
            <text:p/>
          </draw:line>
          <draw:line draw:style-name="gr15" draw:text-style-name="P8" draw:layer="layout" svg:x1="10.227cm" svg:y1="2.019cm" svg:x2="9.846cm" svg:y2="4.178cm">
            <text:p/>
          </draw:line>
          <draw:line draw:style-name="gr15" draw:text-style-name="P8" draw:layer="layout" svg:x1="10.828cm" svg:y1="2.02cm" svg:x2="10.447cm" svg:y2="4.179cm">
            <text:p/>
          </draw:line>
          <draw:g>
            <draw:custom-shape draw:style-name="gr16" draw:text-style-name="P3" draw:layer="layout" svg:width="1.778cm" svg:height="2.921cm" svg:x="17.257cm" svg:y="4.52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9" draw:layer="layout" svg:width="0.254cm" svg:height="2.921cm" svg:x="19.035cm" svg:y="4.52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9" draw:layer="layout" svg:width="0.508cm" svg:height="2.921cm" svg:x="17.257cm" svg:y="4.52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0.889cm" svg:height="0.889cm" svg:x="17.953cm" svg:y="4.78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20" draw:text-style-name="P8" draw:layer="layout" svg:x1="17.956cm" svg:y1="6.005cm" svg:x2="18.779cm" svg:y2="6.005cm">
              <text:p/>
            </draw:line>
            <draw:line draw:style-name="gr20" draw:text-style-name="P8" draw:layer="layout" svg:x1="18.019cm" svg:y1="5.418cm" svg:x2="18.781cm" svg:y2="5.037cm">
              <text:p/>
            </draw:line>
            <draw:custom-shape draw:style-name="gr11" draw:text-style-name="P5" draw:layer="layout" svg:width="0.227cm" svg:height="0.238cm" svg:x="17.384cm" svg:y="5.1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889cm" svg:height="0.889cm" svg:x="17.978cm" svg:y="6.28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20" draw:text-style-name="P8" draw:layer="layout" svg:x1="18.044cm" svg:y1="6.919cm" svg:x2="18.806cm" svg:y2="6.538cm">
              <text:p/>
            </draw:line>
            <draw:custom-shape draw:style-name="gr11" draw:text-style-name="P5" draw:layer="layout" svg:width="0.227cm" svg:height="0.238cm" svg:x="17.409cm" svg:y="6.6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3" draw:layer="layout" svg:width="1.778cm" svg:height="2.921cm" svg:x="1.917cm" svg:y="4.55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7" draw:text-style-name="P9" draw:layer="layout" svg:width="0.254cm" svg:height="2.921cm" svg:x="1.663cm" svg:y="4.55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9" draw:layer="layout" svg:width="0.508cm" svg:height="2.921cm" svg:x="3.187cm" svg:y="4.55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2" draw:layer="layout" svg:width="0.889cm" svg:height="0.889cm" svg:x="2.109cm" svg:y="4.81cm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line draw:style-name="gr20" draw:text-style-name="P8" draw:layer="layout" svg:x1="2.996cm" svg:y1="6.032cm" svg:x2="2.173cm" svg:y2="6.032cm">
              <text:p/>
            </draw:line>
            <draw:line draw:style-name="gr20" draw:text-style-name="P8" draw:layer="layout" svg:x1="2.933cm" svg:y1="5.445cm" svg:x2="2.171cm" svg:y2="5.064cm">
              <text:p/>
            </draw:line>
            <draw:custom-shape draw:style-name="gr11" draw:text-style-name="P5" draw:layer="layout" svg:width="0.227cm" svg:height="0.238cm" svg:x="3.34cm" svg:y="5.191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9" draw:text-style-name="P2" draw:layer="layout" svg:width="0.889cm" svg:height="0.889cm" svg:x="2.084cm" svg:y="6.311cm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line draw:style-name="gr20" draw:text-style-name="P8" draw:layer="layout" svg:x1="2.908cm" svg:y1="6.946cm" svg:x2="2.146cm" svg:y2="6.565cm">
              <text:p/>
            </draw:line>
            <draw:custom-shape draw:style-name="gr11" draw:text-style-name="P5" draw:layer="layout" svg:width="0.227cm" svg:height="0.238cm" svg:x="3.315cm" svg:y="6.692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  <draw:custom-shape draw:style-name="gr21" draw:text-style-name="P2" draw:layer="layout" svg:width="1.905cm" svg:height="1.651cm" svg:x="13.909cm" svg:y="7.9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286cm" svg:height="2.286cm" svg:x="14.315cm" svg:y="2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1" draw:layer="layout" svg:width="1.137cm" svg:height="0.962cm" svg:x="1.796cm" svg:y="7.404cm">
            <draw:text-box>
              <text:p text:style-name="P10">IN</text:p>
            </draw:text-box>
          </draw:frame>
          <draw:frame draw:style-name="gr22" draw:text-style-name="P11" draw:layer="layout" svg:width="1.51cm" svg:height="0.962cm" svg:x="1.797cm" svg:y="3.704cm">
            <draw:text-box>
              <text:p text:style-name="P10">IN+</text:p>
            </draw:text-box>
          </draw:frame>
          <draw:frame draw:style-name="gr22" draw:text-style-name="P11" draw:layer="layout" svg:width="1.844cm" svg:height="0.962cm" svg:x="17.197cm" svg:y="7.404cm">
            <draw:text-box>
              <text:p text:style-name="P10">OUT</text:p>
            </draw:text-box>
          </draw:frame>
          <draw:frame draw:style-name="gr22" draw:text-style-name="P11" draw:layer="layout" svg:width="2.217cm" svg:height="0.962cm" svg:x="17.198cm" svg:y="3.704cm">
            <draw:text-box>
              <text:p text:style-name="P10">OUT+</text:p>
            </draw:text-box>
          </draw:frame>
          <draw:frame draw:style-name="gr22" draw:text-style-name="P11" draw:layer="layout" svg:width="5.582cm" svg:height="0.962cm" svg:x="12.497cm" svg:y="12.904cm">
            <draw:text-box>
              <text:p text:style-name="P10">IN/OUT <text:s text:c="2"/>ON/OFF</text:p>
            </draw:text-box>
          </draw:frame>
          <draw:frame draw:style-name="gr22" draw:text-style-name="P11" draw:layer="layout" svg:width="5.193cm" svg:height="0.962cm" svg:x="12.297cm" svg:y="10.204cm">
            <draw:text-box>
              <text:p text:style-name="P10">CC <text:tab/><text:tab/><text:tab/>CV</text:p>
            </draw:text-box>
          </draw:frame>
          <draw:custom-shape draw:style-name="gr23" draw:text-style-name="P5" draw:layer="layout" svg:width="1.397cm" svg:height="1.37cm" svg:x="14.182cm" svg:y="8.1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9T14:02:51.148441221</dc:date>
    <meta:editing-duration>PT16S</meta:editing-duration>
    <meta:editing-cycles>1</meta:editing-cycles>
    <meta:document-statistic meta:object-count="94"/>
    <meta:generator>LibreOffice/6.4.7.2$Linux_X86_64 LibreOffice_project/40$Build-2</meta:generator>
  </office:meta>
</office:document-meta>
</file>